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B0000004B71E714CCFBF7EBE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00723c"/>
    </style:style>
    <style:style style:name="P2" style:family="paragraph" style:parent-style-name="Standard">
      <style:paragraph-properties fo:text-align="center" style:justify-single-word="false"/>
      <style:text-properties fo:font-size="18pt" officeooo:rsid="0000723c" officeooo:paragraph-rsid="0000723c" style:font-size-asian="15.75pt" style:font-size-complex="18pt"/>
    </style:style>
    <style:style style:name="P3" style:family="paragraph" style:parent-style-name="Standard">
      <style:paragraph-properties fo:text-align="start" style:justify-single-word="false"/>
      <style:text-properties fo:font-size="12pt" officeooo:rsid="0000723c" officeooo:paragraph-rsid="0000723c" style:font-size-asian="10.5pt" style:font-size-complex="12p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 style:family="paragraph" style:parent-style-name="Text_20_body">
      <style:text-properties fo:font-weight="normal"/>
    </style:style>
    <style:style style:name="P7" style:family="paragraph" style:parent-style-name="Standard" style:master-page-name="First_20_Page">
      <style:paragraph-properties style:page-number="auto"/>
    </style:style>
    <style:style style:name="P8" style:family="paragraph" style:parent-style-name="Text_20_body">
      <style:paragraph-properties fo:margin-top="0cm" fo:margin-bottom="0cm"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1c3b1" officeooo:paragraph-rsid="0001c3b1"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1c3b1" officeooo:paragraph-rsid="0001c3b1"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officeooo:paragraph-rsid="0001c3b1"/>
    </style:style>
    <style:style style:name="P12" style:family="paragraph" style:parent-style-name="Text_20_body">
      <style:paragraph-properties fo:margin-top="0cm" fo:margin-bottom="0cm" style:contextual-spacing="false" fo:line-height="138%" fo:break-before="page" style:writing-mode="lr-tb"/>
      <style:text-properties officeooo:rsid="00033ef0" officeooo:paragraph-rsid="00033ef0"/>
    </style:style>
    <style:style style:name="P13" style:family="paragraph" style:parent-style-name="Text_20_body">
      <style:paragraph-properties fo:margin-top="0cm" fo:margin-bottom="0cm" style:contextual-spacing="false" fo:line-height="138%" style:writing-mode="lr-tb"/>
      <style:text-properties officeooo:rsid="00033ef0" officeooo:paragraph-rsid="00033ef0"/>
    </style:style>
    <style:style style:name="P14" style:family="paragraph" style:parent-style-name="Text_20_body">
      <style:paragraph-properties fo:margin-top="0cm" fo:margin-bottom="0cm" style:contextual-spacing="false" fo:line-height="138%" style:writing-mode="lr-tb"/>
      <style:text-properties officeooo:rsid="00052034" officeooo:paragraph-rsid="00066cf6"/>
    </style:style>
    <style:style style:name="T1" style:family="text">
      <style:text-properties style:font-name="Arial" fo:font-size="11pt" fo:font-style="normal" fo:font-weight="normal"/>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1c3b1"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33ef0"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66cf6"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
      <text:p text:style-name="P2">Laboratorio de Datos</text:p>
      <text:p text:style-name="P2">Trabajo Práctico 01</text:p>
      <text:p text:style-name="P2"/>
      <text:p text:style-name="P2"/>
      <text:p text:style-name="P3"><text:s text:c="2"/>Grupo: DUBA</text:p>
      <text:p text:style-name="P3"><text:s text:c="2"/>Integrantes: Pablo Fernández, Tomás Schmidt, Ulises Ombrosi</text:p>
      <text:p text:style-name="P9">Resumen:</text:p>
      <text:p text:style-name="P10"/>
      <text:p text:style-name="P11"><text:span text:style-name="T3">La realización de este trabajo práctico tuvo como objetivo principal el saber si el desarrollo de la actividad económica privada en nuestra país venía acompañado o estaba relacionado de alguna manera a la evolución de los salarios promedio en dicho sector. Para buscar respuesta a esta problemática se contó con una fuente de datos abiertos correspondientes al Padrón de Operadores Orgánicos Certificados de la República Argentina. Debimos utilizar todas las herramientas y los conocimientos aprendidos en clase hasta la fecha, para poder,</text:span><text:span text:style-name="T4"> en primera instancia,</text:span><text:span text:style-name="T3"> procesar y limpiar los datos provenientes de la mencionada fuente, luego </text:span><text:span text:style-name="T4">hacer</text:span><text:span text:style-name="T3"> consultas y operaciones sobre los mismos, y finalmente </text:span><text:span text:style-name="T4">obtener conclusiones a partir del trabajo realizado.</text:span></text:p>
      <text:p text:style-name="P12"><text:span text:style-name="T2">Introducción:</text:span></text:p>
      <text:p text:style-name="P13"><text:span text:style-name="T2"/></text:p>
      <text:p text:style-name="P14"><text:span text:style-name="T2">Para poder buscar una respuesta a la pregunta planteada en la consigna, procedimos a descargar y analizar los archivos provenientes de la fuente proporcionada, pero inmediatamente nos percatamos de los inconvenientes presentes en las tablas. Para solventar estos problemas, comenzamos un proceso de limpieza de los datos, teniendo presente los conceptos incorporados acerca de “Calidad de Datos”, e incorporando una serie de criterios a partir de una serie de toma de decisiones, las cuales serán debidamente detalladas en la siguiente sección. Entre lo realizado, se encuentra el pasaje de los datasets a primera forma normal, </text:span><text:span text:style-name="T5">el uso de filtros en algunas de las planillas para entender la información proporcionada, y </text:span><text:span text:style-name="T2">la escritura de métricas a partir de la técnica de GQM para conocer errores o repeticiones en nuestros datos,</text:span><text:span text:style-name="T5"> entre otros.</text:span></text:p>
      <text:p text:style-name="P8"><text:bookmark text:name="docs-internal-guid-8997d373-7fff-c7c4-6455-f52db411576d"/>P = tabla padron</text:p>
      <text:p text:style-name="P4">L = tabla localidades_sensales </text:p>
      <text:p text:style-name="P4">DD = Tabla Diccionario deptos</text:p>
      <text:p text:style-name="P4">DC = Tabla Diccionario de clases </text:p>
      <text:p text:style-name="P4">S = Tabla Salarios</text:p>
      <text:p text:style-name="P6"><text:line-break/><text:line-break/><text:line-break/></text:p>
      <text:p text:style-name="P4">Sección Decisiones tomadas, que explique las mismas en el caso de que hayan</text:p>
      <text:p text:style-name="P4">tenido que tomar alguna</text:p>
      <text:p text:style-name="P4">Una decisión controversial tomada fue eliminar los valores NC(Nan) del atributo “establecimiento” en la tabla padrón. Tomamos esta decisión, ya que necesitábamos una PK para P</text:p>
      <text:p text:style-name="P4">y no encontrábamos ninguna viable,que no sea incluir una gran cantidad de atributos. De esta manera los atributos “establecimiento+ + “razon social” formaban PK. </text:p>
      <text:p text:style-name="P4">Dicho esto, creemos que esta decisión no fue la mejor por algunas razones. Primero a través de una consulta de SQL, nos dimos cuenta que al eliminar las filas con establecimientos NC, eliminamos TODOS los registros de CABA y Tierra el fuego.Luego también eliminar más de 100 casos, solo para encontrar una PK viable, no nos parece razón suficiente para justificar la eliminación de tantos datos viables. Por lo tanto esta decisión creemos que no fue la mejor y que habían alternativas mejores. Una alternativa podría haber sido crear una columna con índices que sirva como PK. </text:p>
      <text:p text:style-name="Text_20_body"/>
      <text:p text:style-name="P4">2) Un compilación  que tuvimos fue para vincular la tabla P con la tabla S con respecto a la actividad asociada a cada rubro, ya que cada rubro estaba asociada a más de una actividad, entonces </text:p>
      <text:p text:style-name="Text_20_body"/>
      <text:p text:style-name="P4">-tabla rubro de Uli</text:p>
      <text:p text:style-name="P4">-Limpiar deptos, cambiar por provincias y luego el resto desecharlo</text:p>
      <text:p text:style-name="P5">–<text:span text:style-name="T1">99 de salario</text:span></text:p>
      <text:p text:style-name="P4">-2 filas mal subidas</text:p>
      <text:p text:style-name="P6"><text:line-break/><text:line-break/><text:line-break/><text:line-break/></text:p>
      <text:p text:style-name="P4">Sección Procesamiento de Datos, que explique las transformaciones que tuvieron</text:p>
      <text:p text:style-name="P4">que realizar a los datos (procesos para normalizar -ejercicios b,c,d, e y f-) y</text:p>
      <text:p text:style-name="P4">documentación del DER resultante. Aquí deben incluir la descripción realizada del</text:p>
      <text:p text:style-name="P4">trabajo de curado de datos (ejercicio h)</text:p>
      <text:p text:style-name="Text_20_body"/>
      <text:p text:style-name="P4"><text:soft-page-break/>Respuesta b) En este ejercicio debíamos decidir si las tablas estaban en primera forma normal( 1FN) o no. Retomando la definición, un esquema se encuentra en 1FN si y sólo si se prohíbe relaciones dentro de relaciones o relaciones como valores de atributos dentro de tuplas. Básicamente pide que cada valor de la relación sea ATÓMICO. Por lo tanto, analizamos las tablas para buscar algún atributo que no sea presentado de forma atómica. Nos dimos cuenta que dos atributos no se encontraban en 1FN. En P puede verse que los atributos “PRODUCTOS” y  “RUBRO” no se encontraban en 1FN, ya que tenían varios valores(tuplas) en una misma casilla. Luego para adaptarlas a la primera forma normal, creamos una nueva tabla para cada relación. Para esta tabla desanimamos las tuplas en valores atómicos dentro de su mismo atributo y luego agregamos los atributos que servían como PK(primary key) de la relación original. De esta manera cada tabla contenía la PK de la relación original y luego en otro atributo cada valor de la tupla que vivía dentro de una misma casilla en la relación original. </text:p>
      <text:p text:style-name="Text_20_body"/>
      <text:p text:style-name="P4">Respuesta c)</text:p>
      <text:p text:style-name="P6"><text:line-break/><text:line-break/><text:line-break/></text:p>
      <text:p text:style-name="P4">Respuesta d) En este punto debiamos descomponer </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072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2.35pt double #2a6099" style:border-line-width="0.026cm 0.004cm 0.053cm" fo:padding="0.049cm" style:writing-mode="lr-tb" style:layout-grid-color="#c0c0c0" style:layout-grid-lines="20" style:layout-grid-base-height="0.706cm" style:layout-grid-ruby-height="0.353cm" style:layout-grid-mode="none" style:layout-grid-ruby-below="false" style:layout-grid-print="false" style:layout-grid-display="false" draw:opacity-name="Transparency_20_1"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499cm" fo:margin-right="0.499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background-size="full" draw:opacity-name="Transparency_20_1"/>
    </style:style>
  </office:automatic-styles>
  <office:master-styles>
    <style:master-page style:name="Standard" style:page-layout-name="Mpm1" draw:style-name="Mdp1"/>
    <style:master-page style:name="First_20_Page" style:display-name="First Page" style:page-layout-name="Mpm2" draw:style-name="Mdp2" style:next-style-name="Standard">
      <style:header>
        <text:p text:style-name="MP1"><draw:frame draw:style-name="Mfr1" draw:name="Imagen1" text:anchor-type="char" svg:x="6.186cm" svg:y="-2.133cm" svg:width="2.021cm" svg:height="2.016cm" draw:z-index="0"><draw:image xlink:href="Pictures/10000001000004B0000004B71E714CCFBF7EBED9.png" xlink:type="simple" xlink:show="embed" xlink:actuate="onLoad" draw:mime-type="image/png"/></draw:frame></text:p>
      </style:header>
      <style:footer>
        <text:p text:style-name="Footer"/>
      </style:footer>
    </style:master-page>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4T16:41:33.064000000</meta:creation-date>
    <dc:date>2023-05-14T17:20:21.882000000</dc:date>
    <meta:editing-duration>PT15M26S</meta:editing-duration>
    <meta:editing-cycles>3</meta:editing-cycles>
    <meta:generator>LibreOffice/7.3.0.3$Windows_X86_64 LibreOffice_project/0f246aa12d0eee4a0f7adcefbf7c878fc2238db3</meta:generator>
    <meta:document-statistic meta:table-count="0" meta:image-count="1" meta:object-count="0" meta:page-count="5" meta:paragraph-count="34" meta:word-count="739" meta:character-count="4613" meta:non-whitespace-character-count="3880"/>
  </office:meta>
</office:document-meta>
</file>